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derDetailID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8" calcext:value-type="float">
            <text:p>1024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8" calcext:value-type="float">
            <text:p>1024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8" calcext:value-type="float">
            <text:p>1024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9" calcext:value-type="float">
            <text:p>1024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9" calcext:value-type="float">
            <text:p>10249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50" calcext:value-type="float">
            <text:p>1025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50" calcext:value-type="float">
            <text:p>1025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50" calcext:value-type="float">
            <text:p>1025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51" calcext:value-type="float">
            <text:p>1025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51" calcext:value-type="float">
            <text:p>1025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51" calcext:value-type="float">
            <text:p>1025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52" calcext:value-type="float">
            <text:p>1025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52" calcext:value-type="float">
            <text:p>102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52" calcext:value-type="float">
            <text:p>1025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53" calcext:value-type="float">
            <text:p>1025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53" calcext:value-type="float">
            <text:p>1025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53" calcext:value-type="float">
            <text:p>1025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54" calcext:value-type="float">
            <text:p>1025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54" calcext:value-type="float">
            <text:p>10254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54" calcext:value-type="float">
            <text:p>10254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255" calcext:value-type="float">
            <text:p>102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55" calcext:value-type="float">
            <text:p>1025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55" calcext:value-type="float">
            <text:p>1025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55" calcext:value-type="float">
            <text:p>1025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56" calcext:value-type="float">
            <text:p>1025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56" calcext:value-type="float">
            <text:p>10256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57" calcext:value-type="float">
            <text:p>1025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57" calcext:value-type="float">
            <text:p>1025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57" calcext:value-type="float">
            <text:p>1025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58" calcext:value-type="float">
            <text:p>102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58" calcext:value-type="float">
            <text:p>1025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58" calcext:value-type="float">
            <text:p>102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59" calcext:value-type="float">
            <text:p>1025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59" calcext:value-type="float">
            <text:p>1025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260" calcext:value-type="float">
            <text:p>1026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260" calcext:value-type="float">
            <text:p>1026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60" calcext:value-type="float">
            <text:p>1026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260" calcext:value-type="float">
            <text:p>1026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261" calcext:value-type="float">
            <text:p>1026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61" calcext:value-type="float">
            <text:p>1026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62" calcext:value-type="float">
            <text:p>1026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62" calcext:value-type="float">
            <text:p>1026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262" calcext:value-type="float">
            <text:p>1026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63" calcext:value-type="float">
            <text:p>1026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63" calcext:value-type="float">
            <text:p>1026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263" calcext:value-type="float">
            <text:p>1026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63" calcext:value-type="float">
            <text:p>10263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264" calcext:value-type="float">
            <text:p>1026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64" calcext:value-type="float">
            <text:p>1026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65" calcext:value-type="float">
            <text:p>102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65" calcext:value-type="float">
            <text:p>1026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266" calcext:value-type="float">
            <text:p>1026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67" calcext:value-type="float">
            <text:p>1026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267" calcext:value-type="float">
            <text:p>10267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267" calcext:value-type="float">
            <text:p>10267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268" calcext:value-type="float">
            <text:p>1026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268" calcext:value-type="float">
            <text:p>10268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69" calcext:value-type="float">
            <text:p>1026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269" calcext:value-type="float">
            <text:p>10269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70" calcext:value-type="float">
            <text:p>102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270" calcext:value-type="float">
            <text:p>1027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271" calcext:value-type="float">
            <text:p>1027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272" calcext:value-type="float">
            <text:p>1027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72" calcext:value-type="float">
            <text:p>1027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72" calcext:value-type="float">
            <text:p>1027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73" calcext:value-type="float">
            <text:p>1027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273" calcext:value-type="float">
            <text:p>1027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73" calcext:value-type="float">
            <text:p>1027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273" calcext:value-type="float">
            <text:p>1027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73" calcext:value-type="float">
            <text:p>10273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74" calcext:value-type="float">
            <text:p>10274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74" calcext:value-type="float">
            <text:p>1027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275" calcext:value-type="float">
            <text:p>1027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75" calcext:value-type="float">
            <text:p>1027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276" calcext:value-type="float">
            <text:p>1027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76" calcext:value-type="float">
            <text:p>1027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277" calcext:value-type="float">
            <text:p>1027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77" calcext:value-type="float">
            <text:p>1027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78" calcext:value-type="float">
            <text:p>1027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78" calcext:value-type="float">
            <text:p>1027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78" calcext:value-type="float">
            <text:p>1027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78" calcext:value-type="float">
            <text:p>10278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79" calcext:value-type="float">
            <text:p>1027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280" calcext:value-type="float">
            <text:p>1028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80" calcext:value-type="float">
            <text:p>1028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80" calcext:value-type="float">
            <text:p>1028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281" calcext:value-type="float">
            <text:p>1028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81" calcext:value-type="float">
            <text:p>1028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281" calcext:value-type="float">
            <text:p>1028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82" calcext:value-type="float">
            <text:p>1028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82" calcext:value-type="float">
            <text:p>1028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83" calcext:value-type="float">
            <text:p>1028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283" calcext:value-type="float">
            <text:p>1028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283" calcext:value-type="float">
            <text:p>1028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83" calcext:value-type="float">
            <text:p>1028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84" calcext:value-type="float">
            <text:p>1028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284" calcext:value-type="float">
            <text:p>1028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284" calcext:value-type="float">
            <text:p>1028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84" calcext:value-type="float">
            <text:p>1028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85" calcext:value-type="float">
            <text:p>1028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85" calcext:value-type="float">
            <text:p>1028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85" calcext:value-type="float">
            <text:p>1028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86" calcext:value-type="float">
            <text:p>10286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86" calcext:value-type="float">
            <text:p>1028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87" calcext:value-type="float">
            <text:p>1028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287" calcext:value-type="float">
            <text:p>1028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287" calcext:value-type="float">
            <text:p>1028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88" calcext:value-type="float">
            <text:p>10288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288" calcext:value-type="float">
            <text:p>1028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289" calcext:value-type="float">
            <text:p>1028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289" calcext:value-type="float">
            <text:p>1028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90" calcext:value-type="float">
            <text:p>102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90" calcext:value-type="float">
            <text:p>1029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90" calcext:value-type="float">
            <text:p>1029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90" calcext:value-type="float">
            <text:p>1029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91" calcext:value-type="float">
            <text:p>1029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291" calcext:value-type="float">
            <text:p>1029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91" calcext:value-type="float">
            <text:p>1029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292" calcext:value-type="float">
            <text:p>1029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293" calcext:value-type="float">
            <text:p>1029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93" calcext:value-type="float">
            <text:p>1029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293" calcext:value-type="float">
            <text:p>1029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93" calcext:value-type="float">
            <text:p>1029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94" calcext:value-type="float">
            <text:p>1029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294" calcext:value-type="float">
            <text:p>1029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294" calcext:value-type="float">
            <text:p>1029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94" calcext:value-type="float">
            <text:p>10294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94" calcext:value-type="float">
            <text:p>1029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95" calcext:value-type="float">
            <text:p>1029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96" calcext:value-type="float">
            <text:p>1029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296" calcext:value-type="float">
            <text:p>1029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96" calcext:value-type="float">
            <text:p>1029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297" calcext:value-type="float">
            <text:p>1029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297" calcext:value-type="float">
            <text:p>10297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298" calcext:value-type="float">
            <text:p>1029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298" calcext:value-type="float">
            <text:p>1029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98" calcext:value-type="float">
            <text:p>1029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98" calcext:value-type="float">
            <text:p>10298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299" calcext:value-type="float">
            <text:p>1029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299" calcext:value-type="float">
            <text:p>1029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300" calcext:value-type="float">
            <text:p>1030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300" calcext:value-type="float">
            <text:p>1030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01" calcext:value-type="float">
            <text:p>1030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01" calcext:value-type="float">
            <text:p>1030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02" calcext:value-type="float">
            <text:p>1030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302" calcext:value-type="float">
            <text:p>1030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302" calcext:value-type="float">
            <text:p>10302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303" calcext:value-type="float">
            <text:p>10303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303" calcext:value-type="float">
            <text:p>1030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03" calcext:value-type="float">
            <text:p>10303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04" calcext:value-type="float">
            <text:p>1030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304" calcext:value-type="float">
            <text:p>1030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304" calcext:value-type="float">
            <text:p>1030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305" calcext:value-type="float">
            <text:p>1030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05" calcext:value-type="float">
            <text:p>1030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05" calcext:value-type="float">
            <text:p>1030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306" calcext:value-type="float">
            <text:p>1030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06" calcext:value-type="float">
            <text:p>1030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06" calcext:value-type="float">
            <text:p>1030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07" calcext:value-type="float">
            <text:p>10307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07" calcext:value-type="float">
            <text:p>1030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308" calcext:value-type="float">
            <text:p>1030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08" calcext:value-type="float">
            <text:p>10308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09" calcext:value-type="float">
            <text:p>1030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09" calcext:value-type="float">
            <text:p>1030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09" calcext:value-type="float">
            <text:p>1030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309" calcext:value-type="float">
            <text:p>1030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309" calcext:value-type="float">
            <text:p>1030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310" calcext:value-type="float">
            <text:p>103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10" calcext:value-type="float">
            <text:p>1031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11" calcext:value-type="float">
            <text:p>1031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11" calcext:value-type="float">
            <text:p>1031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12" calcext:value-type="float">
            <text:p>103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12" calcext:value-type="float">
            <text:p>1031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12" calcext:value-type="float">
            <text:p>10312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12" calcext:value-type="float">
            <text:p>1031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313" calcext:value-type="float">
            <text:p>1031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14" calcext:value-type="float">
            <text:p>1031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14" calcext:value-type="float">
            <text:p>1031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14" calcext:value-type="float">
            <text:p>10314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315" calcext:value-type="float">
            <text:p>1031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15" calcext:value-type="float">
            <text:p>103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316" calcext:value-type="float">
            <text:p>1031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316" calcext:value-type="float">
            <text:p>1031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17" calcext:value-type="float">
            <text:p>103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18" calcext:value-type="float">
            <text:p>1031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318" calcext:value-type="float">
            <text:p>10318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319" calcext:value-type="float">
            <text:p>1031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19" calcext:value-type="float">
            <text:p>103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19" calcext:value-type="float">
            <text:p>10319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320" calcext:value-type="float">
            <text:p>1032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321" calcext:value-type="float">
            <text:p>1032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322" calcext:value-type="float">
            <text:p>1032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23" calcext:value-type="float">
            <text:p>103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23" calcext:value-type="float">
            <text:p>1032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323" calcext:value-type="float">
            <text:p>1032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324" calcext:value-type="float">
            <text:p>103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324" calcext:value-type="float">
            <text:p>1032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324" calcext:value-type="float">
            <text:p>1032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24" calcext:value-type="float">
            <text:p>1032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24" calcext:value-type="float">
            <text:p>1032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325" calcext:value-type="float">
            <text:p>1032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325" calcext:value-type="float">
            <text:p>103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325" calcext:value-type="float">
            <text:p>1032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325" calcext:value-type="float">
            <text:p>1032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325" calcext:value-type="float">
            <text:p>10325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26" calcext:value-type="float">
            <text:p>103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326" calcext:value-type="float">
            <text:p>1032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326" calcext:value-type="float">
            <text:p>1032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27" calcext:value-type="float">
            <text:p>103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327" calcext:value-type="float">
            <text:p>1032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327" calcext:value-type="float">
            <text:p>103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327" calcext:value-type="float">
            <text:p>103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328" calcext:value-type="float">
            <text:p>1032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28" calcext:value-type="float">
            <text:p>1032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28" calcext:value-type="float">
            <text:p>1032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329" calcext:value-type="float">
            <text:p>103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29" calcext:value-type="float">
            <text:p>1032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29" calcext:value-type="float">
            <text:p>1032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329" calcext:value-type="float">
            <text:p>1032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330" calcext:value-type="float">
            <text:p>1033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330" calcext:value-type="float">
            <text:p>1033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31" calcext:value-type="float">
            <text:p>10331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332" calcext:value-type="float">
            <text:p>1033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32" calcext:value-type="float">
            <text:p>103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332" calcext:value-type="float">
            <text:p>1033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33" calcext:value-type="float">
            <text:p>1033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333" calcext:value-type="float">
            <text:p>1033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333" calcext:value-type="float">
            <text:p>1033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334" calcext:value-type="float">
            <text:p>1033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334" calcext:value-type="float">
            <text:p>103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35" calcext:value-type="float">
            <text:p>103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335" calcext:value-type="float">
            <text:p>1033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335" calcext:value-type="float">
            <text:p>103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335" calcext:value-type="float">
            <text:p>1033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36" calcext:value-type="float">
            <text:p>103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337" calcext:value-type="float">
            <text:p>1033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337" calcext:value-type="float">
            <text:p>1033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337" calcext:value-type="float">
            <text:p>1033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337" calcext:value-type="float">
            <text:p>1033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37" calcext:value-type="float">
            <text:p>10337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338" calcext:value-type="float">
            <text:p>1033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338" calcext:value-type="float">
            <text:p>1033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339" calcext:value-type="float">
            <text:p>103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339" calcext:value-type="float">
            <text:p>10339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339" calcext:value-type="float">
            <text:p>10339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340" calcext:value-type="float">
            <text:p>103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340" calcext:value-type="float">
            <text:p>1034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340" calcext:value-type="float">
            <text:p>1034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41" calcext:value-type="float">
            <text:p>103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341" calcext:value-type="float">
            <text:p>1034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342" calcext:value-type="float">
            <text:p>1034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342" calcext:value-type="float">
            <text:p>1034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342" calcext:value-type="float">
            <text:p>1034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342" calcext:value-type="float">
            <text:p>1034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43" calcext:value-type="float">
            <text:p>1034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343" calcext:value-type="float">
            <text:p>1034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343" calcext:value-type="float">
            <text:p>10343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344" calcext:value-type="float">
            <text:p>1034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344" calcext:value-type="float">
            <text:p>1034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345" calcext:value-type="float">
            <text:p>1034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345" calcext:value-type="float">
            <text:p>10345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345" calcext:value-type="float">
            <text:p>1034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346" calcext:value-type="float">
            <text:p>1034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346" calcext:value-type="float">
            <text:p>1034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347" calcext:value-type="float">
            <text:p>1034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347" calcext:value-type="float">
            <text:p>1034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347" calcext:value-type="float">
            <text:p>1034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347" calcext:value-type="float">
            <text:p>1034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348" calcext:value-type="float">
            <text:p>103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348" calcext:value-type="float">
            <text:p>1034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349" calcext:value-type="float">
            <text:p>10349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350" calcext:value-type="float">
            <text:p>1035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350" calcext:value-type="float">
            <text:p>1035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351" calcext:value-type="float">
            <text:p>1035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351" calcext:value-type="float">
            <text:p>10351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351" calcext:value-type="float">
            <text:p>10351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351" calcext:value-type="float">
            <text:p>10351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352" calcext:value-type="float">
            <text:p>1035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352" calcext:value-type="float">
            <text:p>10352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53" calcext:value-type="float">
            <text:p>1035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353" calcext:value-type="float">
            <text:p>1035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354" calcext:value-type="float">
            <text:p>103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354" calcext:value-type="float">
            <text:p>1035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355" calcext:value-type="float">
            <text:p>1035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355" calcext:value-type="float">
            <text:p>1035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356" calcext:value-type="float">
            <text:p>1035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356" calcext:value-type="float">
            <text:p>1035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356" calcext:value-type="float">
            <text:p>10356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357" calcext:value-type="float">
            <text:p>1035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357" calcext:value-type="float">
            <text:p>1035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357" calcext:value-type="float">
            <text:p>1035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358" calcext:value-type="float">
            <text:p>103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358" calcext:value-type="float">
            <text:p>10358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358" calcext:value-type="float">
            <text:p>1035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359" calcext:value-type="float">
            <text:p>10359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359" calcext:value-type="float">
            <text:p>10359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359" calcext:value-type="float">
            <text:p>1035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360" calcext:value-type="float">
            <text:p>1036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360" calcext:value-type="float">
            <text:p>1036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360" calcext:value-type="float">
            <text:p>1036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360" calcext:value-type="float">
            <text:p>1036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360" calcext:value-type="float">
            <text:p>1036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361" calcext:value-type="float">
            <text:p>1036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361" calcext:value-type="float">
            <text:p>103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362" calcext:value-type="float">
            <text:p>1036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362" calcext:value-type="float">
            <text:p>1036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362" calcext:value-type="float">
            <text:p>10362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363" calcext:value-type="float">
            <text:p>1036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363" calcext:value-type="float">
            <text:p>1036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363" calcext:value-type="float">
            <text:p>10363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364" calcext:value-type="float">
            <text:p>10364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364" calcext:value-type="float">
            <text:p>10364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365" calcext:value-type="float">
            <text:p>1036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366" calcext:value-type="float">
            <text:p>1036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366" calcext:value-type="float">
            <text:p>1036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367" calcext:value-type="float">
            <text:p>1036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367" calcext:value-type="float">
            <text:p>1036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367" calcext:value-type="float">
            <text:p>10367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67" calcext:value-type="float">
            <text:p>1036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368" calcext:value-type="float">
            <text:p>1036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368" calcext:value-type="float">
            <text:p>1036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368" calcext:value-type="float">
            <text:p>1036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368" calcext:value-type="float">
            <text:p>10368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369" calcext:value-type="float">
            <text:p>1036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369" calcext:value-type="float">
            <text:p>1036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370" calcext:value-type="float">
            <text:p>103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370" calcext:value-type="float">
            <text:p>10370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370" calcext:value-type="float">
            <text:p>1037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371" calcext:value-type="float">
            <text:p>1037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372" calcext:value-type="float">
            <text:p>1037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372" calcext:value-type="float">
            <text:p>1037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72" calcext:value-type="float">
            <text:p>1037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372" calcext:value-type="float">
            <text:p>1037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373" calcext:value-type="float">
            <text:p>10373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373" calcext:value-type="float">
            <text:p>10373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374" calcext:value-type="float">
            <text:p>1037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374" calcext:value-type="float">
            <text:p>1037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375" calcext:value-type="float">
            <text:p>1037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375" calcext:value-type="float">
            <text:p>10375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376" calcext:value-type="float">
            <text:p>1037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377" calcext:value-type="float">
            <text:p>1037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377" calcext:value-type="float">
            <text:p>103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378" calcext:value-type="float">
            <text:p>1037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379" calcext:value-type="float">
            <text:p>1037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379" calcext:value-type="float">
            <text:p>1037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379" calcext:value-type="float">
            <text:p>10379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380" calcext:value-type="float">
            <text:p>1038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380" calcext:value-type="float">
            <text:p>1038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380" calcext:value-type="float">
            <text:p>1038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380" calcext:value-type="float">
            <text:p>103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381" calcext:value-type="float">
            <text:p>1038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382" calcext:value-type="float">
            <text:p>1038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382" calcext:value-type="float">
            <text:p>1038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382" calcext:value-type="float">
            <text:p>1038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382" calcext:value-type="float">
            <text:p>1038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382" calcext:value-type="float">
            <text:p>1038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383" calcext:value-type="float">
            <text:p>1038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383" calcext:value-type="float">
            <text:p>1038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383" calcext:value-type="float">
            <text:p>1038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384" calcext:value-type="float">
            <text:p>1038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384" calcext:value-type="float">
            <text:p>1038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385" calcext:value-type="float">
            <text:p>103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385" calcext:value-type="float">
            <text:p>103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385" calcext:value-type="float">
            <text:p>1038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386" calcext:value-type="float">
            <text:p>1038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386" calcext:value-type="float">
            <text:p>1038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87" calcext:value-type="float">
            <text:p>1038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387" calcext:value-type="float">
            <text:p>1038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387" calcext:value-type="float">
            <text:p>10387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387" calcext:value-type="float">
            <text:p>1038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388" calcext:value-type="float">
            <text:p>10388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388" calcext:value-type="float">
            <text:p>1038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388" calcext:value-type="float">
            <text:p>1038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389" calcext:value-type="float">
            <text:p>1038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389" calcext:value-type="float">
            <text:p>1038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389" calcext:value-type="float">
            <text:p>1038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389" calcext:value-type="float">
            <text:p>1038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390" calcext:value-type="float">
            <text:p>1039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390" calcext:value-type="float">
            <text:p>1039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390" calcext:value-type="float">
            <text:p>1039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390" calcext:value-type="float">
            <text:p>1039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391" calcext:value-type="float">
            <text:p>1039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392" calcext:value-type="float">
            <text:p>10392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393" calcext:value-type="float">
            <text:p>1039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393" calcext:value-type="float">
            <text:p>1039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393" calcext:value-type="float">
            <text:p>1039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393" calcext:value-type="float">
            <text:p>10393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393" calcext:value-type="float">
            <text:p>1039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394" calcext:value-type="float">
            <text:p>1039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394" calcext:value-type="float">
            <text:p>1039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395" calcext:value-type="float">
            <text:p>1039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395" calcext:value-type="float">
            <text:p>1039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395" calcext:value-type="float">
            <text:p>1039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396" calcext:value-type="float">
            <text:p>1039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396" calcext:value-type="float">
            <text:p>1039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396" calcext:value-type="float">
            <text:p>10396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397" calcext:value-type="float">
            <text:p>1039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397" calcext:value-type="float">
            <text:p>1039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398" calcext:value-type="float">
            <text:p>1039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398" calcext:value-type="float">
            <text:p>10398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399" calcext:value-type="float">
            <text:p>10399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399" calcext:value-type="float">
            <text:p>1039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399" calcext:value-type="float">
            <text:p>10399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399" calcext:value-type="float">
            <text:p>1039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400" calcext:value-type="float">
            <text:p>1040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400" calcext:value-type="float">
            <text:p>1040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400" calcext:value-type="float">
            <text:p>1040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401" calcext:value-type="float">
            <text:p>1040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401" calcext:value-type="float">
            <text:p>10401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401" calcext:value-type="float">
            <text:p>1040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401" calcext:value-type="float">
            <text:p>1040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402" calcext:value-type="float">
            <text:p>10402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402" calcext:value-type="float">
            <text:p>1040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403" calcext:value-type="float">
            <text:p>1040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403" calcext:value-type="float">
            <text:p>1040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04" calcext:value-type="float">
            <text:p>1040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404" calcext:value-type="float">
            <text:p>1040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404" calcext:value-type="float">
            <text:p>1040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405" calcext:value-type="float">
            <text:p>104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406" calcext:value-type="float">
            <text:p>104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406" calcext:value-type="float">
            <text:p>1040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406" calcext:value-type="float">
            <text:p>1040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406" calcext:value-type="float">
            <text:p>1040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406" calcext:value-type="float">
            <text:p>1040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407" calcext:value-type="float">
            <text:p>1040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407" calcext:value-type="float">
            <text:p>10407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407" calcext:value-type="float">
            <text:p>1040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408" calcext:value-type="float">
            <text:p>1040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408" calcext:value-type="float">
            <text:p>1040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408" calcext:value-type="float">
            <text:p>10408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409" calcext:value-type="float">
            <text:p>1040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409" calcext:value-type="float">
            <text:p>1040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410" calcext:value-type="float">
            <text:p>1041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410" calcext:value-type="float">
            <text:p>1041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411" calcext:value-type="float">
            <text:p>1041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411" calcext:value-type="float">
            <text:p>104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411" calcext:value-type="float">
            <text:p>1041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412" calcext:value-type="float">
            <text:p>104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413" calcext:value-type="float">
            <text:p>104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413" calcext:value-type="float">
            <text:p>10413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413" calcext:value-type="float">
            <text:p>10413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414" calcext:value-type="float">
            <text:p>104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414" calcext:value-type="float">
            <text:p>1041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415" calcext:value-type="float">
            <text:p>104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415" calcext:value-type="float">
            <text:p>104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416" calcext:value-type="float">
            <text:p>104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416" calcext:value-type="float">
            <text:p>1041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416" calcext:value-type="float">
            <text:p>104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417" calcext:value-type="float">
            <text:p>1041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417" calcext:value-type="float">
            <text:p>1041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417" calcext:value-type="float">
            <text:p>10417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417" calcext:value-type="float">
            <text:p>10417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418" calcext:value-type="float">
            <text:p>1041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418" calcext:value-type="float">
            <text:p>1041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418" calcext:value-type="float">
            <text:p>1041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418" calcext:value-type="float">
            <text:p>1041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419" calcext:value-type="float">
            <text:p>1041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419" calcext:value-type="float">
            <text:p>1041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420" calcext:value-type="float">
            <text:p>104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420" calcext:value-type="float">
            <text:p>104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420" calcext:value-type="float">
            <text:p>1042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420" calcext:value-type="float">
            <text:p>1042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421" calcext:value-type="float">
            <text:p>104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421" calcext:value-type="float">
            <text:p>104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421" calcext:value-type="float">
            <text:p>10421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421" calcext:value-type="float">
            <text:p>1042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422" calcext:value-type="float">
            <text:p>104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423" calcext:value-type="float">
            <text:p>1042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423" calcext:value-type="float">
            <text:p>10423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424" calcext:value-type="float">
            <text:p>10424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424" calcext:value-type="float">
            <text:p>1042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424" calcext:value-type="float">
            <text:p>1042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425" calcext:value-type="float">
            <text:p>1042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425" calcext:value-type="float">
            <text:p>1042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426" calcext:value-type="float">
            <text:p>104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426" calcext:value-type="float">
            <text:p>1042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427" calcext:value-type="float">
            <text:p>1042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428" calcext:value-type="float">
            <text:p>1042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429" calcext:value-type="float">
            <text:p>1042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429" calcext:value-type="float">
            <text:p>10429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430" calcext:value-type="float">
            <text:p>1043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430" calcext:value-type="float">
            <text:p>1043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430" calcext:value-type="float">
            <text:p>1043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430" calcext:value-type="float">
            <text:p>1043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431" calcext:value-type="float">
            <text:p>1043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431" calcext:value-type="float">
            <text:p>104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431" calcext:value-type="float">
            <text:p>1043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432" calcext:value-type="float">
            <text:p>1043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432" calcext:value-type="float">
            <text:p>1043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433" calcext:value-type="float">
            <text:p>1043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434" calcext:value-type="float">
            <text:p>1043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434" calcext:value-type="float">
            <text:p>1043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435" calcext:value-type="float">
            <text:p>104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435" calcext:value-type="float">
            <text:p>1043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435" calcext:value-type="float">
            <text:p>1043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436" calcext:value-type="float">
            <text:p>104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436" calcext:value-type="float">
            <text:p>1043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436" calcext:value-type="float">
            <text:p>1043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436" calcext:value-type="float">
            <text:p>10436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437" calcext:value-type="float">
            <text:p>10437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438" calcext:value-type="float">
            <text:p>104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438" calcext:value-type="float">
            <text:p>1043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438" calcext:value-type="float">
            <text:p>10438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439" calcext:value-type="float">
            <text:p>1043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439" calcext:value-type="float">
            <text:p>10439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439" calcext:value-type="float">
            <text:p>10439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439" calcext:value-type="float">
            <text:p>10439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440" calcext:value-type="float">
            <text:p>104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440" calcext:value-type="float">
            <text:p>1044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440" calcext:value-type="float">
            <text:p>1044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440" calcext:value-type="float">
            <text:p>1044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441" calcext:value-type="float">
            <text:p>1044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442" calcext:value-type="float">
            <text:p>1044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442" calcext:value-type="float">
            <text:p>1044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442" calcext:value-type="float">
            <text:p>1044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443" calcext:value-type="float">
            <text:p>104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443" calcext:value-type="float">
            <text:p>1044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40:33.947499000</meta:creation-date>
    <dc:date>2016-05-08T10:41:06.508136000</dc:date>
    <meta:editing-duration>PT32S</meta:editing-duration>
    <meta:editing-cycles>1</meta:editing-cycles>
    <meta:document-statistic meta:table-count="1" meta:cell-count="2076" meta:object-count="0"/>
    <meta:generator>LibreOffice/5.1.2.2$MacOSX_X86_64 LibreOffice_project/d3bf12ecb743fc0d20e0be0c58ca359301eb705f</meta:generator>
  </office:meta>
</office:document-meta>
</file>